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ac56c" officeooo:paragraph-rsid="000ac56c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0c5ba2" officeooo:paragraph-rsid="000c5ba2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0e8088" officeooo:paragraph-rsid="000e8088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0c5ba2" officeooo:paragraph-rsid="000c5ba2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0e8088" officeooo:paragraph-rsid="000e8088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style="italic" fo:font-weight="normal" officeooo:rsid="000e8088" officeooo:paragraph-rsid="000e8088" style:font-size-asian="11.3500003814697pt" style:font-style-asian="italic" style:font-weight-asian="normal" style:font-size-complex="13pt" style:font-style-complex="italic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3pt" fo:font-style="italic" fo:font-weight="normal" officeooo:rsid="000e8088" officeooo:paragraph-rsid="000e8088" style:font-size-asian="11.3500003814697pt" style:font-style-asian="italic" style:font-weight-asian="normal" style:font-size-complex="13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style="italic" fo:font-weight="normal" officeooo:rsid="0011aa5b" officeooo:paragraph-rsid="0011aa5b" style:font-size-asian="11.3500003814697pt" style:font-style-asian="italic" style:font-weight-asian="normal" style:font-size-complex="13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style="italic" fo:font-weight="normal" officeooo:rsid="0015b447" officeooo:paragraph-rsid="0015b447" style:font-size-asian="11.3500003814697pt" style:font-style-asian="italic" style:font-weight-asian="normal" style:font-size-complex="13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style="italic" fo:font-weight="normal" officeooo:rsid="001673f3" officeooo:paragraph-rsid="001673f3" style:font-size-asian="11.3500003814697pt" style:font-style-asian="italic" style:font-weight-asian="normal" style:font-size-complex="13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style="italic" fo:font-weight="normal" officeooo:rsid="00182a57" officeooo:paragraph-rsid="00182a57" style:font-size-asian="11.3500003814697pt" style:font-style-asian="italic" style:font-weight-asian="normal" style:font-size-complex="13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style="italic" fo:font-weight="normal" officeooo:rsid="0018b7ce" officeooo:paragraph-rsid="0018b7ce" style:font-size-asian="11.3500003814697pt" style:font-style-asian="italic" style:font-weight-asian="normal" style:font-size-complex="13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italic" fo:font-weight="normal" officeooo:rsid="001f2dcb" officeooo:paragraph-rsid="001f2dcb" style:font-size-asian="11.3500003814697pt" style:font-style-asian="italic" style:font-weight-asian="normal" style:font-size-complex="13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italic" fo:font-weight="bold" officeooo:rsid="0011aa5b" officeooo:paragraph-rsid="0011aa5b" style:font-size-asian="11.3500003814697pt" style:font-style-asian="italic" style:font-weight-asian="bold" style:font-size-complex="13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3pt" fo:font-style="italic" fo:font-weight="bold" officeooo:rsid="0015b447" officeooo:paragraph-rsid="0015b447" style:font-size-asian="11.3500003814697pt" style:font-style-asian="italic" style:font-weight-asian="bold" style:font-size-complex="13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3pt" fo:font-style="italic" fo:font-weight="bold" officeooo:rsid="001673f3" officeooo:paragraph-rsid="001673f3" style:font-size-asian="11.3500003814697pt" style:font-style-asian="italic" style:font-weight-asian="bold" style:font-size-complex="13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3pt" fo:font-style="italic" fo:font-weight="bold" officeooo:rsid="00182a57" officeooo:paragraph-rsid="00182a57" style:font-size-asian="11.3500003814697pt" style:font-style-asian="italic" style:font-weight-asian="bold" style:font-size-complex="13pt" style:font-style-complex="italic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0e8088"/>
    </style:style>
    <style:style style:name="P19" style:family="paragraph" style:parent-style-name="Standard" style:list-style-name="L1">
      <style:paragraph-properties fo:text-align="start" style:justify-single-word="false"/>
      <style:text-properties fo:font-style="normal" fo:font-weight="normal" officeooo:rsid="0018b7ce" officeooo:paragraph-rsid="0018b7ce" style:font-style-asian="normal" style:font-weight-asian="normal" style:font-style-complex="normal" style:font-weight-complex="normal"/>
    </style:style>
    <style:style style:name="T1" style:family="text">
      <style:text-properties officeooo:rsid="000d15e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07034" style:font-style-asian="normal" style:font-style-complex="normal"/>
    </style:style>
    <style:style style:name="T4" style:family="text">
      <style:text-properties fo:font-style="normal" officeooo:rsid="00120b23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0b23" style:font-style-asian="italic" style:font-style-complex="italic"/>
    </style:style>
    <style:style style:name="T7" style:family="text">
      <style:text-properties fo:font-style="italic" officeooo:rsid="00156b64" style:font-style-asian="italic" style:font-style-complex="italic"/>
    </style:style>
    <style:style style:name="T8" style:family="text">
      <style:text-properties fo:font-style="italic" officeooo:rsid="0018b7ce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107034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1ae1a7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107034"/>
    </style:style>
    <style:style style:name="T15" style:family="text">
      <style:text-properties officeooo:rsid="001ae1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fe simulator project documentation</text:p>
      <text:p text:style-name="P1"/>
      <text:p text:style-name="P2">Summary</text:p>
      <text:p text:style-name="P2"/>
      <text:p text:style-name="P4">This projects explores the functionalities of the System V <text:span text:style-name="T1">library via a simulation of a group <text:s/>of individuals. Since we are experimenting with IPC, signals and task scheduling, each individual is represented by a separate process.</text:span></text:p>
      <text:p text:style-name="P4"/>
      <text:p text:style-name="P3">Definitions and Vocabulary</text:p>
      <text:p text:style-name="P5"/>
      <text:list xml:id="list6793808930975411487" text:style-name="L1">
        <text:list-item>
          <text:p text:style-name="P7"><text:span text:style-name="T3">The </text:span><text:span text:style-name="T14">m</text:span><text:span text:style-name="T13">anager</text:span> <text:span text:style-name="T2">is the first process created and it is responsible of creating and managing individuals.</text:span></text:p>
        </text:list-item>
        <text:list-item>
          <text:p text:style-name="P18"><text:span text:style-name="T3">An </text:span><text:span text:style-name="T10">i</text:span><text:span text:style-name="T9">ndividual</text:span> <text:span text:style-name="T2">is a process created by the manager, and it will have a </text:span>type <text:span text:style-name="T2">(A or B), a </text:span>name <text:span text:style-name="T2">(a string) and a </text:span>genome<text:span text:style-name="T12"> </text:span><text:span text:style-name="T2">(a positive integer number). </text:span><text:span text:style-name="T4">The code is in </text:span><text:span text:style-name="T6">individual.c </text:span><text:span text:style-name="T7">#TODO MAKE </text:span><text:span text:style-name="T8">A WORKING RELATIVE </text:span><text:span text:style-name="T7">LINK </text:span><text:span text:style-name="T8">TO source/individual.c</text:span></text:p>
        </text:list-item>
        <text:list-item>
          <text:p text:style-name="P19">The <text:span text:style-name="T11">agenda</text:span><text:span text:style-name="T5"> </text:span>is how we call the shared public list of the “A” individuals populated by them and accessed by “B” individuals.</text:p>
        </text:list-item>
      </text:list>
      <text:p text:style-name="P6"><text:span text:style-name="T2"/></text:p>
      <text:p text:style-name="P14"><text:span text:style-name="T2">What happens at startup</text:span></text:p>
      <text:p text:style-name="P14"><text:span text:style-name="T2"/></text:p>
      <text:p text:style-name="P8"><text:span text:style-name="T2">Once the program starts, it immediately creates </text:span>init_people<text:span text:style-name="T2"> individuals. </text:span></text:p>
      <text:p text:style-name="P9"><text:span text:style-name="T2">The naive random type decision could lead to have only A or B individuals. Therefore,</text:span></text:p>
      <text:p text:style-name="P12"/>
      <text:p text:style-name="P15">How “A” individuals publish their data</text:p>
      <text:p text:style-name="P15"/>
      <text:p text:style-name="P9">We decided to implement this aspect via a custom struct saved in shared memory.</text:p>
      <text:p text:style-name="P9"/>
      <text:p text:style-name="P16">How individuals communicate</text:p>
      <text:p text:style-name="P10">When “B” individuals start, they look at the </text:p>
      <text:p text:style-name="P10"/>
      <text:p text:style-name="P17">How “B” individuals <text:span text:style-name="T15">choose</text:span> a partner</text:p>
      <text:p text:style-name="P12">When “B” individuals look at the <text:span text:style-name="T15">agenda they </text:span></text:p>
      <text:p text:style-name="P16"/>
      <text:p text:style-name="P16">How “A” individuals decide when to accept a request from a “B” process</text:p>
      <text:p text:style-name="P11">When “B” processes find a good partner,</text:p>
      <text:p text:style-name="P11"/>
      <text:p text:style-name="P16">How “A” individuals adapt when they cannot find a partner</text:p>
      <text:p text:style-name="P13">It could happen that an “A” individual refuses every request from “B” individuals. When this happens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9:03:37.226247702</meta:creation-date>
    <dc:date>2017-12-08T19:50:00.060619126</dc:date>
    <meta:editing-duration>PT46M16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246" meta:character-count="1474" meta:non-whitespace-character-count="1246"/>
  </office:meta>
</office:document-meta>
</file>